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gradient-name="Gradient_20_1" draw:fill-hatch-name="_30_.1_20_crossing_2c__20_horizontal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3cm" fo:min-width="8.96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8.963cm"/>
    </style:style>
    <style:style style:name="gr6" style:family="graphic" style:parent-style-name="standard">
      <style:graphic-properties draw:stroke="none" draw:fill="hatch" draw:fill-hatch-name="_30_.1_20_crossing" draw:fill-hatch-solid="false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3cm" fo:min-width="8.961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start-width="1cm" draw:marker-end="Arrow" draw:marker-end-width="1cm" draw:textarea-horizontal-align="center" draw:textarea-vertical-align="middle"/>
    </style:style>
    <style:style style:name="gr10" style:family="graphic" style:parent-style-name="objectwithoutfill">
      <style:graphic-properties draw:stroke="solid" draw:fill="none" draw:fill-hatch-name="Black_20_90_20_Degrees" draw:textarea-horizontal-align="center" draw:textarea-vertical-align="middle"/>
    </style:style>
    <style:style style:name="gr11" style:family="graphic" style:parent-style-name="standard">
      <style:graphic-properties draw:stroke="solid" draw:fill="hatch" draw:fill-hatch-name="Black_20_90_20_Degrees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3.395cm" fo:min-width="13.788cm"/>
    </style:style>
    <style:style style:name="gr13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false" fo:min-height="3.396cm" fo:min-width="2.545cm"/>
    </style:style>
    <style:style style:name="gr14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1.058cm" fo:min-width="5.161cm"/>
    </style:style>
    <style:style style:name="gr15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2.073cm" fo:min-width="6.643cm"/>
    </style:style>
    <style:style style:name="gr17" style:family="graphic" style:parent-style-name="standard">
      <style:graphic-properties draw:stroke="dash" draw:stroke-dash="foobar" draw:textarea-horizontal-align="center" draw:textarea-vertical-align="middle"/>
    </style:style>
    <style:style style:name="gr18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2.073cm" fo:min-width="4.339cm"/>
    </style:style>
    <style:style style:name="gr20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2.075cm" fo:min-width="12.824cm"/>
    </style:style>
    <style:style style:name="gr21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1.083cm" fo:min-width="5.16cm"/>
    </style:style>
    <style:style style:name="gr22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3.395cm" fo:min-width="9.8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32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20pt"/>
    </style:style>
    <style:style style:name="T1" style:family="text">
      <style:text-properties fo:font-family="'Courier New'" style:font-family-generic="modern" style:font-pitch="fixed" fo:font-size="28pt"/>
    </style:style>
    <style:style style:name="T2" style:family="text">
      <style:text-properties fo:font-size="32pt"/>
    </style:style>
    <style:style style:name="T3" style:family="text">
      <style:text-properties fo:font-family="'Courier New'" style:font-family-generic="modern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3cm" svg:height="2.67cm" svg:x="44.48cm" svg:y="11.411cm">
          <text:p text:style-name="P2"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8.001cm" svg:height="9.338cm" svg:x="16.485cm" svg:y="4.771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463cm" svg:height="2.293cm" svg:x="25.812cm" svg:y="22.139cm">
          <draw:text-box>
            <text:p text:style-name="P2"><text:span text:style-name="T1">0x2000 0000</text:span></text:p>
          </draw:text-box>
        </draw:frame>
        <draw:line draw:style-name="gr4" draw:text-style-name="P1" draw:layer="layout" svg:x1="24.486cm" svg:y1="19.441cm" svg:x2="27.15cm" svg:y2="19.441cm">
          <text:p text:style-name="P2"/>
        </draw:line>
        <draw:line draw:style-name="gr4" draw:text-style-name="P1" draw:layer="layout" svg:x1="24.486cm" svg:y1="18.11cm" svg:x2="25.818cm" svg:y2="18.11cm">
          <text:p text:style-name="P2"/>
        </draw:line>
        <draw:line draw:style-name="gr4" draw:text-style-name="P1" draw:layer="layout" svg:x1="24.486cm" svg:y1="16.776cm" svg:x2="25.818cm" svg:y2="16.776cm">
          <text:p text:style-name="P2"/>
        </draw:line>
        <draw:line draw:style-name="gr4" draw:text-style-name="P1" draw:layer="layout" svg:x1="24.486cm" svg:y1="15.44cm" svg:x2="25.818cm" svg:y2="15.44cm">
          <text:p text:style-name="P2"/>
        </draw:line>
        <draw:line draw:style-name="gr4" draw:text-style-name="P1" draw:layer="layout" svg:x1="24.486cm" svg:y1="14.109cm" svg:x2="28.488cm" svg:y2="14.109cm">
          <text:p text:style-name="P2"/>
        </draw:line>
        <draw:line draw:style-name="gr4" draw:text-style-name="P1" draw:layer="layout" svg:x1="24.486cm" svg:y1="12.777cm" svg:x2="25.818cm" svg:y2="12.777cm">
          <text:p text:style-name="P2"/>
        </draw:line>
        <draw:line draw:style-name="gr4" draw:text-style-name="P1" draw:layer="layout" svg:x1="24.486cm" svg:y1="11.443cm" svg:x2="25.818cm" svg:y2="11.443cm">
          <text:p text:style-name="P2"/>
        </draw:line>
        <draw:line draw:style-name="gr4" draw:text-style-name="P1" draw:layer="layout" svg:x1="24.486cm" svg:y1="10.111cm" svg:x2="25.818cm" svg:y2="10.111cm">
          <text:p text:style-name="P2"/>
        </draw:line>
        <draw:line draw:style-name="gr4" draw:text-style-name="P1" draw:layer="layout" svg:x1="24.486cm" svg:y1="8.776cm" svg:x2="27.15cm" svg:y2="8.772cm">
          <text:p text:style-name="P2"/>
        </draw:line>
        <draw:line draw:style-name="gr4" draw:text-style-name="P1" draw:layer="layout" svg:x1="24.486cm" svg:y1="7.442cm" svg:x2="25.818cm" svg:y2="7.442cm">
          <text:p text:style-name="P2"/>
        </draw:line>
        <draw:line draw:style-name="gr4" draw:text-style-name="P1" draw:layer="layout" svg:x1="24.486cm" svg:y1="6.11cm" svg:x2="25.818cm" svg:y2="6.11cm">
          <text:p text:style-name="P2"/>
        </draw:line>
        <draw:line draw:style-name="gr4" draw:text-style-name="P1" draw:layer="layout" svg:x1="24.486cm" svg:y1="4.775cm" svg:x2="25.818cm" svg:y2="4.775cm">
          <text:p text:style-name="P2"/>
        </draw:line>
        <draw:line draw:style-name="gr4" draw:text-style-name="P1" draw:layer="layout" svg:x1="16.479cm" svg:y1="3.437cm" svg:x2="28.48cm" svg:y2="3.437cm">
          <text:p text:style-name="P2"/>
        </draw:line>
        <draw:frame draw:style-name="gr5" draw:text-style-name="P3" draw:layer="layout" svg:width="9.463cm" svg:height="2.291cm" svg:x="25.812cm" svg:y="18.1cm">
          <draw:text-box>
            <text:p text:style-name="P2"><text:span text:style-name="T1">0xA000 0000</text:span></text:p>
          </draw:text-box>
        </draw:frame>
        <draw:frame draw:style-name="gr3" draw:text-style-name="P3" draw:layer="layout" svg:width="9.463cm" svg:height="2.293cm" svg:x="25.812cm" svg:y="12.807cm">
          <draw:text-box>
            <text:p text:style-name="P2"><text:span text:style-name="T1">0xC000 0000</text:span></text:p>
          </draw:text-box>
        </draw:frame>
        <draw:frame draw:style-name="gr3" draw:text-style-name="P3" draw:layer="layout" svg:width="9.463cm" svg:height="2.293cm" svg:x="25.812cm" svg:y="3.143cm">
          <draw:text-box>
            <text:p text:style-name="P2"><text:span text:style-name="T1">0xFFFF FFFF</text:span></text:p>
          </draw:text-box>
        </draw:frame>
        <draw:line draw:style-name="gr4" draw:text-style-name="P1" draw:layer="layout" svg:x1="24.48cm" svg:y1="3.427cm" svg:x2="24.48cm" svg:y2="19.433cm">
          <text:p text:style-name="P2"/>
        </draw:line>
        <draw:line draw:style-name="gr4" draw:text-style-name="P1" draw:layer="layout" svg:x1="16.479cm" svg:y1="28.763cm" svg:x2="16.479cm" svg:y2="23.422cm">
          <text:p text:style-name="P2"/>
        </draw:line>
        <draw:custom-shape draw:style-name="gr6" draw:text-style-name="P1" draw:layer="layout" svg:width="8.001cm" svg:height="0.663cm" svg:x="16.485cm" svg:y="14.102cm">
          <text:p text:style-name="P2"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001cm" svg:height="0.668cm" svg:x="16.485cm" svg:y="14.772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4" draw:text-style-name="P1" draw:layer="layout" svg:x1="40.48cm" svg:y1="19.425cm" svg:x2="44.48cm" svg:y2="19.425cm">
          <text:p text:style-name="P2"/>
        </draw:line>
        <draw:line draw:style-name="gr4" draw:text-style-name="P1" draw:layer="layout" svg:x1="43.148cm" svg:y1="17.434cm" svg:x2="44.48cm" svg:y2="17.434cm">
          <text:p text:style-name="P2"/>
        </draw:line>
        <draw:line draw:style-name="gr4" draw:text-style-name="P1" draw:layer="layout" svg:x1="43.148cm" svg:y1="15.434cm" svg:x2="44.48cm" svg:y2="15.434cm">
          <text:p text:style-name="P2"/>
        </draw:line>
        <draw:line draw:style-name="gr4" draw:text-style-name="P1" draw:layer="layout" svg:x1="43.15cm" svg:y1="13.435cm" svg:x2="44.482cm" svg:y2="13.435cm">
          <text:p text:style-name="P2"/>
        </draw:line>
        <draw:line draw:style-name="gr4" draw:text-style-name="P1" draw:layer="layout" svg:x1="41.814cm" svg:y1="11.435cm" svg:x2="44.482cm" svg:y2="11.435cm">
          <text:p text:style-name="P2"/>
        </draw:line>
        <draw:line draw:style-name="gr4" draw:text-style-name="P1" draw:layer="layout" svg:x1="43.15cm" svg:y1="9.436cm" svg:x2="44.482cm" svg:y2="9.436cm">
          <text:p text:style-name="P2"/>
        </draw:line>
        <draw:line draw:style-name="gr4" draw:text-style-name="P1" draw:layer="layout" svg:x1="43.148cm" svg:y1="7.436cm" svg:x2="44.48cm" svg:y2="7.436cm">
          <text:p text:style-name="P2"/>
        </draw:line>
        <draw:line draw:style-name="gr4" draw:text-style-name="P1" draw:layer="layout" svg:x1="43.148cm" svg:y1="5.422cm" svg:x2="44.48cm" svg:y2="5.422cm">
          <text:p text:style-name="P2"/>
        </draw:line>
        <draw:line draw:style-name="gr4" draw:text-style-name="P1" draw:layer="layout" svg:x1="40.478cm" svg:y1="3.437cm" svg:x2="44.478cm" svg:y2="3.437cm">
          <text:p text:style-name="P2"/>
        </draw:line>
        <draw:line draw:style-name="gr4" draw:text-style-name="P1" draw:layer="layout" svg:x1="44.478cm" svg:y1="3.437cm" svg:x2="52.481cm" svg:y2="3.437cm">
          <text:p text:style-name="P2"/>
        </draw:line>
        <draw:line draw:style-name="gr4" draw:text-style-name="P1" draw:layer="layout" svg:x1="44.482cm" svg:y1="3.463cm" svg:x2="44.482cm" svg:y2="19.433cm">
          <text:p text:style-name="P2"/>
        </draw:line>
        <draw:line draw:style-name="gr4" draw:text-style-name="P1" draw:layer="layout" svg:x1="52.483cm" svg:y1="19.425cm" svg:x2="44.48cm" svg:y2="19.425cm">
          <text:p text:style-name="P2"/>
        </draw:line>
        <draw:line draw:style-name="gr4" draw:text-style-name="P1" draw:layer="layout" svg:x1="52.483cm" svg:y1="19.425cm" svg:x2="52.483cm" svg:y2="3.455cm">
          <text:p text:style-name="P2"/>
        </draw:line>
        <draw:frame draw:style-name="gr7" draw:text-style-name="P3" draw:layer="layout" svg:width="9.461cm" svg:height="2.293cm" svg:x="34.872cm" svg:y="3.143cm">
          <draw:text-box>
            <text:p text:style-name="P2"><text:span text:style-name="T1">0xBFFF FFFF</text:span></text:p>
          </draw:text-box>
        </draw:frame>
        <draw:frame draw:style-name="gr7" draw:text-style-name="P3" draw:layer="layout" svg:width="9.461cm" svg:height="2.293cm" svg:x="34.833cm" svg:y="18.103cm">
          <draw:text-box>
            <text:p text:style-name="P2"><text:span text:style-name="T1">0xB000 0000</text:span></text:p>
          </draw:text-box>
        </draw:frame>
        <draw:path draw:style-name="gr8" draw:text-style-name="P1" draw:layer="layout" svg:width="15.67cm" svg:height="10.662cm" svg:x="24.812cm" svg:y="3.439cm" svg:viewBox="0 0 15671 10663" svg:d="m15670 0c0 10662-15670 10662-15670 10662">
          <text:p text:style-name="P2"/>
        </draw:path>
        <draw:path draw:style-name="gr8" draw:text-style-name="P1" draw:layer="layout" svg:width="16.002cm" svg:height="2.669cm" svg:x="24.48cm" svg:y="16.772cm" svg:viewBox="0 0 16003 2670" svg:d="m16002 2669c0-2669-16002-2669-16002-2669">
          <text:p text:style-name="P2"/>
        </draw:path>
        <draw:custom-shape draw:style-name="gr6" draw:text-style-name="P1" draw:layer="layout" svg:width="8.001cm" svg:height="1.334cm" svg:x="44.482cm" svg:y="3.429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9" draw:text-style-name="P1" draw:layer="layout" svg:x1="48.496cm" svg:y1="5.436cm" svg:x2="48.5cm" svg:y2="6.103cm">
          <text:p text:style-name="P2"/>
        </draw:line>
        <draw:path draw:style-name="gr10" draw:text-style-name="P1" draw:layer="layout" svg:width="0.668cm" svg:height="0.663cm" draw:transform="rotate (3.1415926535892) translate (15.817cm 5.434cm)" svg:viewBox="0 0 669 664" svg:d="m668 0c0 663-668 663-668 663">
          <text:p text:style-name="P2"/>
        </draw:path>
        <draw:path draw:style-name="gr10" draw:text-style-name="P1" draw:layer="layout" svg:width="0.668cm" svg:height="0.664cm" draw:transform="rotate (3.1415926535892) translate (15.817cm 14.105cm)" svg:viewBox="0 0 669 665" svg:d="m0 0c668 0 668 664 668 664">
          <text:p text:style-name="P2"/>
        </draw:path>
        <draw:path draw:style-name="gr10" draw:text-style-name="P1" draw:layer="layout" svg:width="0.664cm" svg:height="0.667cm" draw:transform="rotate (3.1415926535892) translate (15.149cm 10.103cm)" svg:viewBox="0 0 665 668" svg:d="m0 0c0 667 664 667 664 667">
          <text:p text:style-name="P2"/>
        </draw:path>
        <draw:path draw:style-name="gr10" draw:text-style-name="P1" draw:layer="layout" svg:width="0.664cm" svg:height="0.664cm" draw:transform="rotate (3.1415926535892) translate (15.149cm 9.436cm)" svg:viewBox="0 0 665 665" svg:d="m0 664c0-664 664-664 664-664">
          <text:p text:style-name="P2"/>
        </draw:path>
        <draw:line draw:style-name="gr11" draw:text-style-name="P1" draw:layer="layout" svg:x1="15.149cm" svg:y1="13.441cm" svg:x2="15.149cm" svg:y2="10.107cm">
          <text:p text:style-name="P2"/>
        </draw:line>
        <draw:line draw:style-name="gr11" draw:text-style-name="P1" draw:layer="layout" svg:x1="15.149cm" svg:y1="5.434cm" svg:x2="15.149cm" svg:y2="8.772cm">
          <text:p text:style-name="P2"/>
        </draw:line>
        <draw:frame draw:style-name="gr12" draw:text-style-name="P5" draw:layer="layout" svg:width="14.288cm" svg:height="3.645cm" svg:x="1.523cm" svg:y="7.436cm">
          <draw:text-box>
            <text:p text:style-name="P4"><text:span text:style-name="T2">lowmem</text:span></text:p>
            <text:p text:style-name="P4"><text:span text:style-name="T2">mapped kernel space</text:span></text:p>
          </draw:text-box>
        </draw:frame>
        <draw:line draw:style-name="gr11" draw:text-style-name="P1" draw:layer="layout" svg:x1="46.148cm" svg:y1="21.433cm" svg:x2="47.814cm" svg:y2="4.437cm">
          <text:p text:style-name="P2"/>
        </draw:line>
        <draw:frame draw:style-name="gr13" draw:text-style-name="P5" draw:layer="layout" svg:width="12.848cm" svg:height="3.646cm" svg:x="36.813cm" svg:y="23.452cm">
          <draw:text-box>
            <text:p text:style-name="P4"><text:span text:style-name="T2">mapped libraries,</text:span></text:p>
            <text:p text:style-name="P4"><text:span text:style-name="T2">growing downward</text:span></text:p>
          </draw:text-box>
        </draw:frame>
        <draw:frame draw:style-name="gr14" draw:text-style-name="P6" draw:layer="layout" svg:width="5.661cm" svg:height="1.308cm" svg:x="37.333cm" svg:y="10.628cm">
          <draw:text-box>
            <text:p text:style-name="P2"><text:span text:style-name="T3">0xB800 0000</text:span></text:p>
          </draw:text-box>
        </draw:frame>
        <draw:custom-shape draw:style-name="gr15" draw:text-style-name="P1" draw:layer="layout" svg:width="8.007cm" svg:height="1.332cm" svg:x="16.479cm" svg:y="3.439cm">
          <text:p text:style-name="P2"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485cm" svg:y1="4.107cm" svg:x2="14.479cm" svg:y2="4.103cm">
          <text:p text:style-name="P2"/>
        </draw:line>
        <draw:frame draw:style-name="gr16" draw:text-style-name="P5" draw:layer="layout" svg:width="7.143cm" svg:height="2.323cm" svg:x="8.668cm" svg:y="3.103cm">
          <draw:text-box>
            <text:p text:style-name="P4"><text:span text:style-name="T2">unknown</text:span></text:p>
          </draw:text-box>
        </draw:frame>
        <draw:line draw:style-name="gr11" draw:text-style-name="P1" draw:layer="layout" svg:x1="20.479cm" svg:y1="14.101cm" svg:x2="24.48cm" svg:y2="14.101cm">
          <text:p text:style-name="P2"/>
        </draw:line>
        <draw:line draw:style-name="gr11" draw:text-style-name="P1" draw:layer="layout" svg:x1="20.479cm" svg:y1="16.766cm" svg:x2="24.48cm" svg:y2="16.766cm">
          <text:p text:style-name="P2"/>
        </draw:line>
        <draw:line draw:style-name="gr4" draw:text-style-name="P1" draw:layer="layout" svg:x1="16.479cm" svg:y1="19.433cm" svg:x2="16.479cm" svg:y2="3.437cm">
          <text:p text:style-name="P2"/>
        </draw:line>
        <draw:line draw:style-name="gr4" draw:text-style-name="P1" draw:layer="layout" svg:x1="24.486cm" svg:y1="23.446cm" svg:x2="24.486cm" svg:y2="28.787cm">
          <text:p text:style-name="P2"/>
        </draw:line>
        <draw:line draw:style-name="gr17" draw:text-style-name="P1" draw:layer="layout" svg:x1="16.479cm" svg:y1="19.433cm" svg:x2="16.479cm" svg:y2="23.434cm">
          <text:p text:style-name="P2"/>
        </draw:line>
        <draw:line draw:style-name="gr17" draw:text-style-name="P1" draw:layer="layout" svg:x1="24.486cm" svg:y1="19.441cm" svg:x2="24.486cm" svg:y2="23.442cm">
          <text:p text:style-name="P2"/>
        </draw:line>
        <draw:frame draw:style-name="gr5" draw:text-style-name="P3" draw:layer="layout" svg:width="9.463cm" svg:height="2.291cm" svg:x="25.812cm" svg:y="27.472cm">
          <draw:text-box>
            <text:p text:style-name="P2"><text:span text:style-name="T1">0x0000 0000</text:span></text:p>
          </draw:text-box>
        </draw:frame>
        <draw:line draw:style-name="gr4" draw:text-style-name="P1" draw:layer="layout" svg:x1="16.485cm" svg:y1="28.779cm" svg:x2="28.488cm" svg:y2="28.779cm">
          <text:p text:style-name="P2"/>
        </draw:line>
        <draw:line draw:style-name="gr4" draw:text-style-name="P1" draw:layer="layout" svg:x1="24.486cm" svg:y1="27.444cm" svg:x2="25.818cm" svg:y2="27.444cm">
          <text:p text:style-name="P2"/>
        </draw:line>
        <draw:line draw:style-name="gr4" draw:text-style-name="P1" draw:layer="layout" svg:x1="24.486cm" svg:y1="26.11cm" svg:x2="25.818cm" svg:y2="26.11cm">
          <text:p text:style-name="P2"/>
        </draw:line>
        <draw:line draw:style-name="gr4" draw:text-style-name="P1" draw:layer="layout" svg:x1="24.486cm" svg:y1="24.778cm" svg:x2="25.818cm" svg:y2="24.778cm">
          <text:p text:style-name="P2"/>
        </draw:line>
        <draw:line draw:style-name="gr4" draw:text-style-name="P1" draw:layer="layout" svg:x1="24.486cm" svg:y1="23.442cm" svg:x2="27.15cm" svg:y2="23.442cm">
          <text:p text:style-name="P2"/>
        </draw:line>
        <draw:custom-shape draw:style-name="gr15" draw:text-style-name="P1" draw:layer="layout" svg:width="8.001cm" svg:height="1.334cm" svg:x="16.485cm" svg:y="26.11cm">
          <text:p text:style-name="P2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001cm" svg:height="1.332cm" svg:x="16.485cm" svg:y="24.778cm">
          <text:p text:style-name="P2"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485cm" svg:y1="24.11cm" svg:x2="16.485cm" svg:y2="25.442cm">
          <text:p text:style-name="P2"/>
        </draw:line>
        <draw:frame draw:style-name="gr19" draw:text-style-name="P5" draw:layer="layout" svg:width="4.839cm" svg:height="2.323cm" svg:x="10.972cm" svg:y="22.775cm">
          <draw:text-box>
            <text:p text:style-name="P4"><text:span text:style-name="T2">heap</text:span></text:p>
          </draw:text-box>
        </draw:frame>
        <draw:frame draw:style-name="gr20" draw:text-style-name="P5" draw:layer="layout" svg:width="13.324cm" svg:height="2.325cm" svg:x="2.477cm" svg:y="26.098cm">
          <draw:text-box>
            <text:p text:style-name="P4"><text:span text:style-name="T2">mapped executable</text:span></text:p>
          </draw:text-box>
        </draw:frame>
        <draw:line draw:style-name="gr11" draw:text-style-name="P1" draw:layer="layout" svg:x1="14.485cm" svg:y1="27.444cm" svg:x2="16.485cm" svg:y2="26.774cm">
          <text:p text:style-name="P2"/>
        </draw:line>
        <draw:frame draw:style-name="gr21" draw:text-style-name="P6" draw:layer="layout" svg:width="5.66cm" svg:height="1.333cm" svg:x="25.166cm" svg:y="26.603cm">
          <draw:text-box>
            <text:p text:style-name="P2"><text:span text:style-name="T3">0x0800 0000</text:span></text:p>
          </draw:text-box>
        </draw:frame>
        <draw:frame draw:style-name="gr22" draw:text-style-name="P5" draw:layer="layout" svg:width="10.327cm" svg:height="3.645cm" svg:x="37.155cm" svg:y="20.119cm">
          <draw:text-box>
            <text:p text:style-name="P4"><text:span text:style-name="T2">stack, growing</text:span></text:p>
            <text:p text:style-name="P4"><text:span text:style-name="T2">downward</text:span></text:p>
          </draw:text-box>
        </draw:frame>
        <draw:line draw:style-name="gr11" draw:text-style-name="P1" draw:layer="layout" svg:x1="48.483cm" svg:y1="25.098cm" svg:x2="49.483cm" svg:y2="13.435cm">
          <text:p text:style-name="P2"/>
        </draw:line>
        <draw:line draw:style-name="gr9" draw:text-style-name="P1" draw:layer="layout" svg:x1="48.5cm" svg:y1="14.603cm" svg:x2="48.504cm" svg:y2="15.27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_30_.1_20_crossing" draw:display-name="0.1 crossing" draw:style="double" draw:color="#000000" draw:distance="0.1cm" draw:rotation="450"/>
    <draw:hatch draw:name="_30_.1_20_crossing_2c__20_horizontal" draw:display-name="0.1 crossing, horizontal" draw:style="double" draw:color="#000000" draw:distance="0.1cm" draw:rotation="0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oobar" draw:style="rect" draw:dots1="1" draw:dots1-length="0.2cm" draw:dots2="1" draw:dots2-length="0.2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27cm" fo:margin-left="1cm" fo:margin-right="1cm" fo:page-width="80cm" fo:page-height="40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9T22:45:43</meta:creation-date>
    <dc:date>2007-02-18T21:55:52</dc:date>
    <dc:language>de-DE</dc:language>
    <meta:editing-cycles>22</meta:editing-cycles>
    <meta:editing-duration>PT1H30M3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